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$(document).ready(function(){$.fn.dataTable.moment("MM/DD/YYYY");$("#minexiii_results").DataTable({paging:!1,columnDefs:[{targets:[5,6,8,9,10,11,12,13,14,15,16,17,18],visible:!1},{targets:3,render:$.fn.dataTable.render.moment("MM/DD/YYYY","DD MMM YYYY")}],colReorder:{fixedColumnsLeft:1},scrollY:"300px",scrollCollapse:!0,buttons:["colvis","csvHtml5"],order:[[3,"desc"]],dom:"Bfrtip",scrollX:!1,responsive:{details:{display:$.fn.dataTable.Responsive.display.modal({header:function(a){return"Details for "+</text:span></text:p>
      <text:p text:style-name="P1"><text:span text:style-name="T1">a.data()[0]}}),renderer:$.fn.dataTable.Responsive.renderer.tableAll({tableClass:"ui table"})}}})});</text:span></text:p>
      <text:p text:style-name="P1"><text:span text:style-name="T1">$(document).ready(function(){$.fn.dataTable.moment("MM/DD/YYYY");$("#ominex_results").DataTable({paging:!1,columnDefs:[{targets:[4,6,7,8,9,10,11,12,13,14,15],visible:!1},{targets:3,render:$.fn.dataTable.render.moment("MM/DD/YYYY","DD MMM YYYY")}],colReorder:{fixedColumnsLeft:1},scrollY:"300px",scrollCollapse:!0,buttons:["colvis","csvHtml5"],order:[[3,"desc"]],dom:"Bfrtip",scrollX:!1,responsive:{details:{display:$.fn.dataTable.Responsive.display.modal({header:function(a){return"Details for "+a.data()[0]}}),</text:span></text:p>
      <text:p text:style-name="P1"><text:span text:style-name="T1">renderer:$.fn.dataTable.Responsive.renderer.tableAll({tableClass:"ui table"})}}})});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